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2b9" officeooo:paragraph-rsid="001f32b9"/>
    </style:style>
    <style:style style:name="P2" style:family="paragraph" style:parent-style-name="Standard">
      <style:text-properties officeooo:rsid="001f3396" officeooo:paragraph-rsid="001f3396"/>
    </style:style>
    <style:style style:name="P3" style:family="paragraph" style:parent-style-name="Standard">
      <style:text-properties officeooo:rsid="00201c9e" officeooo:paragraph-rsid="00201c9e"/>
    </style:style>
    <style:style style:name="P4" style:family="paragraph" style:parent-style-name="Standard">
      <style:text-properties officeooo:rsid="0020ffe2" officeooo:paragraph-rsid="0020ffe2"/>
    </style:style>
    <style:style style:name="P5" style:family="paragraph" style:parent-style-name="Standard">
      <style:text-properties officeooo:rsid="0022fc98" officeooo:paragraph-rsid="0022fc98"/>
    </style:style>
    <style:style style:name="P6" style:family="paragraph" style:parent-style-name="Standard">
      <style:text-properties style:text-underline-style="none" officeooo:rsid="0022fc98" officeooo:paragraph-rsid="0022fc98"/>
    </style:style>
    <style:style style:name="P7" style:family="paragraph" style:parent-style-name="Standard">
      <style:text-properties style:text-underline-style="solid" style:text-underline-width="auto" style:text-underline-color="font-color" officeooo:rsid="00247093" officeooo:paragraph-rsid="00247093"/>
    </style:style>
    <style:style style:name="P8" style:family="paragraph" style:parent-style-name="Standard">
      <style:text-properties style:text-underline-style="none" officeooo:rsid="00247093" officeooo:paragraph-rsid="00247093"/>
    </style:style>
    <style:style style:name="P9" style:family="paragraph" style:parent-style-name="Standard">
      <style:text-properties style:text-underline-style="none" officeooo:rsid="00260aa5" officeooo:paragraph-rsid="00260aa5"/>
    </style:style>
    <style:style style:name="P10" style:family="paragraph" style:parent-style-name="Standard">
      <style:text-properties style:text-underline-style="none" officeooo:rsid="0027eab4" officeooo:paragraph-rsid="0027eab4"/>
    </style:style>
    <style:style style:name="P11" style:family="paragraph" style:parent-style-name="Standard">
      <style:text-properties style:text-underline-style="none" officeooo:rsid="0029b97c" officeooo:paragraph-rsid="0029b97c"/>
    </style:style>
    <style:style style:name="P12" style:family="paragraph" style:parent-style-name="Standard">
      <style:text-properties fo:font-style="normal" style:text-underline-style="none" officeooo:rsid="002aec26" officeooo:paragraph-rsid="002aec26" style:font-style-asian="normal" style:font-style-complex="normal"/>
    </style:style>
    <style:style style:name="P13" style:family="paragraph" style:parent-style-name="Standard">
      <style:text-properties fo:font-style="normal" style:text-underline-style="none" officeooo:rsid="002c0540" officeooo:paragraph-rsid="002c0540" style:font-style-asian="normal" style:font-style-complex="normal"/>
    </style:style>
    <style:style style:name="P14" style:family="paragraph" style:parent-style-name="Standard">
      <style:text-properties fo:font-style="normal" style:text-underline-style="none" officeooo:rsid="002c0eaa" officeooo:paragraph-rsid="002c0eaa" style:font-style-asian="normal" style:font-style-complex="normal"/>
    </style:style>
    <style:style style:name="P15" style:family="paragraph" style:parent-style-name="Standard">
      <style:text-properties fo:font-style="normal" style:text-underline-style="solid" style:text-underline-width="auto" style:text-underline-color="font-color" officeooo:rsid="002dafde" officeooo:paragraph-rsid="002dafde" style:font-style-asian="normal" style:font-style-complex="normal"/>
    </style:style>
    <style:style style:name="P16" style:family="paragraph" style:parent-style-name="Standard">
      <style:text-properties fo:font-style="normal" style:text-underline-style="none" officeooo:rsid="002dafde" officeooo:paragraph-rsid="002dafd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officeooo:rsid="001f3396"/>
    </style:style>
    <style:style style:name="T3" style:family="text">
      <style:text-properties officeooo:rsid="00201c9e"/>
    </style:style>
    <style:style style:name="T4" style:family="text">
      <style:text-properties style:text-underline-style="solid" style:text-underline-width="auto" style:text-underline-color="font-color" officeooo:rsid="001f32b9"/>
    </style:style>
    <style:style style:name="T5" style:family="text">
      <style:text-properties style:text-underline-style="none"/>
    </style:style>
    <style:style style:name="T6" style:family="text">
      <style:text-properties officeooo:rsid="0027eab4"/>
    </style:style>
    <style:style style:name="T7" style:family="text">
      <style:text-properties officeooo:rsid="00260aa5"/>
    </style:style>
    <style:style style:name="T8" style:family="text">
      <style:text-properties officeooo:rsid="0029b97c"/>
    </style:style>
    <style:style style:name="T9" style:family="text">
      <style:text-properties fo:font-style="italic" style:font-style-asian="italic" style:font-style-complex="italic"/>
    </style:style>
    <style:style style:name="T10" style:family="text">
      <style:text-properties officeooo:rsid="002b001e"/>
    </style:style>
    <style:style style:name="T11" style:family="text">
      <style:text-properties officeooo:rsid="002c0540"/>
    </style:style>
    <style:style style:name="T12" style:family="text">
      <style:text-properties style:text-underline-style="none" officeooo:rsid="002eba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rminology</text:p>
      <text:p text:style-name="P1"/>
      <text:p text:style-name="P1"><text:span text:style-name="T1">Market cycle</text:span> (typical<text:span text:style-name="T2">) - </text:span><text:span text:style-name="T3">B</text:span>ull example: Market breaks out above trading range with a spike, which eventually pulls back, which marks the end of spike phase and beginning of channel phase. Market then continues up with higher high’s and higher low’s, which is a channel. Bull channel typically gets a bear breakout, and the channel evolves into a large trading range, which eventually breakouts out in either direction. </text:p>
      <text:p text:style-name="P1"/>
      <text:p text:style-name="P2"><text:span text:style-name="T1">Support</text:span> is a price area on the chart where a downward move tends to stall and followed by at least a minor upward reaction due to increased buying pressure. </text:p>
      <text:p text:style-name="P2"/>
      <text:p text:style-name="P2"><text:span text:style-name="T4">Resistance</text:span> is a price area on the chart where an upward move tends to stall and followed by at least a minor downward reaction due to increased selling pressure. </text:p>
      <text:p text:style-name="P2"/>
      <text:p text:style-name="P3">Breakout is move beyond support or resistance. It is called successful if it starts a new trend in the direction of the breakout. Otherwise, trading range is resumed.</text:p>
      <text:p text:style-name="P3"/>
      <text:p text:style-name="P3">A candle and a bar is interchangeable, as they contain identical OHLC information.</text:p>
      <text:p text:style-name="P3">A tail, wick or shadow are also synonymous and refer to the same thing.</text:p>
      <text:p text:style-name="P3"/>
      <text:p text:style-name="P4">Every bars are either trend bar or trading range bar. Trend bars are bars that close near its high or low, it is effectively a 1-bar trend. Trading range bars are non-trend bars. They tend to have prominent tails and small bodies. It is 1-bar trading range, and it is also synonymous with doji bars. </text:p>
      <text:p text:style-name="P4"/>
      <text:p text:style-name="P4">Making decisions to buy or sell based on price (and volume) chart is Technical Analysis. On the other hand, if you use (mostly) economic data or <text:s/>news or events, it is called Fundamental Analysis. </text:p>
      <text:p text:style-name="P4"/>
      <text:p text:style-name="P5">When there is a trend and a reversal attempt, but you think the reversal won’t go far and trend will continue in its initial direction, it is called a pullback. More precisely, in bull trend, <text:span text:style-name="T1">pullback</text:span> starts with the bar whose low is below the low of previous bar, and ends when there is a new high. Opposite is true for the bear case.</text:p>
      <text:p text:style-name="P5"/>
      <text:p text:style-name="P5"><text:span text:style-name="T1">Minor reversal</text:span> is reversal in trend that couldn’t go far enough to start a new trend, and is functionally equivalent to pullback. <text:span text:style-name="T1">Major reversal</text:span><text:span text:style-name="T5"> is actually when the direction of the trend changes. Either from bull trend to bear trend or bear trend to bull trend. (Transition from trend to trading range is insufficient)</text:span></text:p>
      <text:p text:style-name="P6"/>
      <text:p text:style-name="P7">Outside Bar<text:span text:style-name="T5"> is when high is at or above high of previous bar, and low is at or below the low of previous bar. </text:span>Inside Bar<text:span text:style-name="T5"> is when high is at or below, high of previous bar and low is at or below the low of previous bar.</text:span></text:p>
      <text:p text:style-name="P8"/>
      <text:p text:style-name="P8">Binary classification is useful not because the division is clear and exact but because it simplifies trading decisions. You can see every chart, every part of every chart, and every bars as <text:span text:style-name="T1">trend or trading range</text:span>. You can classify every trade as either <text:span text:style-name="T1">scalp or swing</text:span>. <text:span text:style-name="T6">They tend to have following characteristics.</text:span></text:p>
      <text:p text:style-name="P8"/>
      <text:p text:style-name="P8">Scalp:</text:p>
      <text:p text:style-name="P8">You take quick profits (or plan to) after 1-5 bars.</text:p>
      <text:p text:style-name="P8"><text:soft-page-break/>Reward is about or less than height of (recent) average bar <text:s/><text:span text:style-name="T7">(for 5m chart, you should aim for </text:span>5-10% of daily range.<text:span text:style-name="T7">)</text:span></text:p>
      <text:p text:style-name="P8">Risk is 1-2x reward so it has (or needs to have) high probability.</text:p>
      <text:p text:style-name="P8"/>
      <text:p text:style-name="P8">Swing t<text:span text:style-name="T7">rades</text:span>:</text:p>
      <text:p text:style-name="P8">You <text:span text:style-name="T7">are willing to hold for</text:span> “TBTL” (ten bars and two legs) <text:span text:style-name="T8">or as long as the trend is in place.</text:span></text:p>
      <text:p text:style-name="P9">Reward 2-4x average bar’s range (for 5m chart, you should aim for 20-40% of day’s range).</text:p>
      <text:p text:style-name="P9">Reward is at least 1.5x your initial risk.</text:p>
      <text:p text:style-name="P10">Mostly entered with stop order.</text:p>
      <text:p text:style-name="P10">You tolerate deeper pullback against your position.</text:p>
      <text:p text:style-name="P10">Probability is not has high as scalp, and most will/should end up with small profit or loss.</text:p>
      <text:p text:style-name="P10"/>
      <text:p text:style-name="P11">Scalp/swing distinction is always relative to some chart, not based on absolute criteria on holding period.</text:p>
      <text:p text:style-name="P11"/>
      <text:p text:style-name="P12">A <text:span text:style-name="T1">Tick</text:span> is the minimum price increment for a futures contract, whereas a <text:span text:style-name="T1">Pip</text:span> is the <text:span text:style-name="T9">standard</text:span> minimum price increment used in FX quoting. A <text:span text:style-name="T1">Point</text:span> is whole number <text:span text:style-name="T10">price</text:span> increment in futures contract, <text:span text:style-name="T10">composed of one or more ticks</text:span>. A<text:span text:style-name="T1"> Lot</text:span> is size of position in terms of standardized units. One lot is one contract in futures, and in FX, standard lot refers to 100,000 <text:s/>units in base currency. A <text:span text:style-name="T1">Handle</text:span> refers to <text:span text:style-name="T10">major round</text:span> number price levels of any instrument. <text:span text:style-name="T10">Here ‘major’ is relative to the instrument, </text:span><text:span text:style-name="T11">for example it is in multiples of a whole dollar </text:span><text:span text:style-name="T10">in CL or AAPl, or multiples of 0.0100 in EURUSD.</text:span></text:p>
      <text:p text:style-name="P12"/>
      <text:p text:style-name="P13">Unless otherwise specified, all moving average in this course is 20 period Exponential Moving Average (EMA). </text:p>
      <text:p text:style-name="P13"/>
      <text:p text:style-name="P13">Most trades in any market is placed by institutions and algorithms. Institutions include large banks, high frequency trading firms but it is useful to think of them synonymous with any traders with large enough size relative to the liquidity of given product. </text:p>
      <text:p text:style-name="P13"/>
      <text:p text:style-name="P14">A <text:span text:style-name="T1">Setup</text:span> is a chart pattern composed of one or more bars that led you to believe a trade in either direction with a given stop and profit target will have a positive expected value after all costs. A <text:span text:style-name="T1">Signal Bar</text:span> is the exact bar you decide to buy/sell its close/above/below. An <text:span text:style-name="T1">Entry Bar</text:span> is the bar that fills you into a trade. </text:p>
      <text:p text:style-name="P14"/>
      <text:p text:style-name="P15">With trend<text:span text:style-name="T5"> trade is trade in direction of the major trend relative to a given chart, and </text:span>countertrend<text:span text:style-name="T5"> or </text:span>reversal<text:span text:style-name="T5"> trae is trade in the opposite direction. A </text:span>context<text:span text:style-name="T5"> refers to bars to the left of current bar, often about 10-100 bars.</text:span></text:p>
      <text:p text:style-name="P16"/>
      <text:p text:style-name="P15">Always In<text:span text:style-name="T5"> direction is the direction of the most recent ongoing move of the chart. It is the direction you would rather be in at this moment if you had to always be in the market, or direction you would choose if you had to enter the market at this instance (or the close of the last bar). </text:span><text:span text:style-name="T12">Sometimes market is said to be clearly “Always In” when it is strongly trending or breaking out, and not (yet) “Always In” either direction when market is sideways or trading range. <text:ta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3:30:21.425847800</meta:creation-date>
    <dc:date>2025-12-08T15:28:17.555589900</dc:date>
    <meta:editing-duration>PT52M30S</meta:editing-duration>
    <meta:editing-cycles>9</meta:editing-cycles>
    <meta:generator>LibreOffice/25.8.2.2$Windows_X86_64 LibreOffice_project/d401f2107ccab8f924a8e2df40f573aab7605b6f</meta:generator>
    <meta:document-statistic meta:table-count="0" meta:image-count="0" meta:object-count="0" meta:page-count="2" meta:paragraph-count="31" meta:word-count="989" meta:character-count="5515" meta:non-whitespace-character-count="4543"/>
  </office:meta>
</office:document-meta>
</file>